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7-04-max_L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ixelSum</text:p>
          </table:table-cell>
          <table:table-cell office:value-type="string" calcext:value-type="string">
            <text:p>Percentage %</text:p>
          </table:table-cell>
          <table:table-cell office:value-type="string" calcext:value-type="string">
            <text:p>Area [metre^2]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Wi*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NumSamp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932" calcext:value-type="float">
            <text:p>1875932</text:p>
          </table:table-cell>
          <table:table-cell office:value-type="float" office:value="91.2526140005847" calcext:value-type="float">
            <text:p>91,2526140005847</text:p>
          </table:table-cell>
          <table:table-cell office:value-type="float" office:value="1688338800" calcext:value-type="float">
            <text:p>1688338800</text:p>
          </table:table-cell>
          <table:table-cell table:formula="of:=[.C2]/100" office:value-type="float" office:value="0.912526140005847" calcext:value-type="float">
            <text:p>0,912526140005847</text:p>
          </table:table-cell>
          <table:table-cell office:value-type="float" office:value="0.9" calcext:value-type="float">
            <text:p>0,9</text:p>
          </table:table-cell>
          <table:table-cell table:formula="of:=SQRT([.F2]*(1-[.F2]))" office:value-type="float" office:value="0.3" calcext:value-type="float">
            <text:p>0,3</text:p>
          </table:table-cell>
          <table:table-cell table:formula="of:=[.E2]*[.G2]" office:value-type="float" office:value="0.273757842001754" calcext:value-type="float">
            <text:p>0,273757842001754</text:p>
          </table:table-cell>
          <table:table-cell office:value-type="float" office:value="0.02" calcext:value-type="float">
            <text:p>0,02</text:p>
          </table:table-cell>
          <table:table-cell table:formula="of:=ROUND(([.H4]/[.I2]) ^ 2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825" calcext:value-type="float">
            <text:p>179825</text:p>
          </table:table-cell>
          <table:table-cell office:value-type="float" office:value="8.7473859994153" calcext:value-type="float">
            <text:p>8,7473859994153</text:p>
          </table:table-cell>
          <table:table-cell office:value-type="float" office:value="161842500" calcext:value-type="float">
            <text:p>161842500</text:p>
          </table:table-cell>
          <table:table-cell table:formula="of:=[.C3]/100" office:value-type="float" office:value="0.087473859994153" calcext:value-type="float">
            <text:p>0,087473859994153</text:p>
          </table:table-cell>
          <table:table-cell office:value-type="float" office:value="0.8" calcext:value-type="float">
            <text:p>0,8</text:p>
          </table:table-cell>
          <table:table-cell table:formula="of:=SQRT([.F3]*(1-[.F3]))" office:value-type="float" office:value="0.4" calcext:value-type="float">
            <text:p>0,4</text:p>
          </table:table-cell>
          <table:table-cell table:formula="of:=[.E3]*[.G3]" office:value-type="float" office:value="0.0349895439976612" calcext:value-type="float">
            <text:p>0,03498954399766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3])" office:value-type="float" office:value="0.308747385999415" calcext:value-type="float">
            <text:p>0,30874738599941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ple Stratif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eighted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– Land</text:p>
          </table:table-cell>
          <table:table-cell table:formula="of:=ROUND([.J2]*[.E2])" office:value-type="float" office:value="217" calcext:value-type="float">
            <text:p>217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2])/2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– Water</text:p>
          </table:table-cell>
          <table:table-cell table:formula="of:=ROUND([.J2]*[.E3])" office:value-type="float" office:value="21" calcext:value-type="float">
            <text:p>21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3])/2)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9:.E10])" office:value-type="float" office:value="238" calcext:value-type="float">
            <text:p>2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0:46:56.070000000</dc:date>
    <meta:editing-duration>PT2M42S</meta:editing-duration>
    <meta:editing-cycles>1</meta:editing-cycles>
    <meta:document-statistic meta:table-count="1" meta:cell-count="42" meta:object-count="0"/>
  </office:meta>
</office:document-meta>
</file>